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1ADC00000EA7668553C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Batang" svg:font-family="Batan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764cm" fo:margin-left="-0.203cm" fo:margin-top="0cm" fo:margin-bottom="0cm" table:align="left" style:writing-mode="lr-tb"/>
    </style:style>
    <style:style style:name="Tabla1.A" style:family="table-column">
      <style:table-column-properties style:column-width="2.54cm"/>
    </style:style>
    <style:style style:name="Tabla1.B" style:family="table-column">
      <style:table-column-properties style:column-width="2.037cm"/>
    </style:style>
    <style:style style:name="Tabla1.C" style:family="table-column">
      <style:table-column-properties style:column-width="7.959cm"/>
    </style:style>
    <style:style style:name="Tabla1.D" style:family="table-column">
      <style:table-column-properties style:column-width="4.226cm"/>
    </style:style>
    <style:style style:name="Tabla1.1" style:family="table-row">
      <style:table-row-properties style:min-row-height="0.635cm" fo:keep-together="auto"/>
    </style:style>
    <style:style style:name="Tabla1.A1" style:family="table-cell">
      <style:table-cell-properties fo:background-color="#e0e0e0" fo:padding-left="0.203cm" fo:padding-right="0.191cm" fo:padding-top="0cm" fo:padding-bottom="0cm" fo:border="0.75pt solid #00000a">
        <style:background-image/>
      </style:table-cell-properties>
    </style:style>
    <style:style style:name="Tabla1.A2" style:family="table-cell">
      <style:table-cell-properties fo:padding-left="0.203cm" fo:padding-right="0.191cm" fo:padding-top="0cm" fo:padding-bottom="0cm" fo:border="0.75pt solid #00000a"/>
    </style:style>
    <style:style style:name="Tabla1.B2" style:family="table-cell">
      <style:table-cell-properties fo:padding-left="0.203cm" fo:padding-right="0.191cm" fo:padding-top="0cm" fo:padding-bottom="0cm" fo:border="0.75pt solid #00000a"/>
    </style:style>
    <style:style style:name="Tabla1.C2" style:family="table-cell">
      <style:table-cell-properties fo:padding-left="0.203cm" fo:padding-right="0.191cm" fo:padding-top="0cm" fo:padding-bottom="0cm" fo:border="0.75pt solid #00000a"/>
    </style:style>
    <style:style style:name="Tabla1.D2" style:family="table-cell">
      <style:table-cell-properties fo:padding-left="0.203cm" fo:padding-right="0.191cm" fo:padding-top="0cm" fo:padding-bottom="0cm" fo:border="0.75pt solid #00000a"/>
    </style:style>
    <style:style style:name="P1" style:family="paragraph" style:parent-style-name="Standard">
      <style:paragraph-properties fo:text-align="center" style:justify-single-word="false"/>
    </style:style>
    <style:style style:name="P2" style:family="paragraph" style:parent-style-name="Standard">
      <style:text-properties fo:font-variant="small-caps" style:font-name="Tahoma" fo:font-size="20pt" fo:language="es" fo:country="AR" fo:font-style="italic" style:font-size-asian="20pt" style:language-asian="en" style:country-asian="US" style:font-style-asian="italic" style:font-name-complex="Tahoma1" style:font-size-complex="20pt"/>
    </style:style>
    <style:style style:name="P3" style:family="paragraph" style:parent-style-name="Standard">
      <style:paragraph-properties fo:text-align="center" style:justify-single-word="false"/>
      <style:text-properties fo:font-variant="small-caps" style:font-name="Tahoma" fo:font-size="20pt" fo:language="es" fo:country="AR" fo:font-style="italic" style:font-size-asian="20pt" style:language-asian="en" style:country-asian="US" style:font-style-asian="italic" style:font-name-complex="Tahoma1" style:font-size-complex="20pt"/>
    </style:style>
    <style:style style:name="P4" style:family="paragraph" style:parent-style-name="Standard">
      <style:text-properties fo:language="es" fo:country="AR"/>
    </style:style>
    <style:style style:name="P5" style:family="paragraph" style:parent-style-name="Standard">
      <style:paragraph-properties fo:break-before="page"/>
    </style:style>
    <style:style style:name="P6" style:family="paragraph" style:parent-style-name="Standard" style:master-page-name="Standard">
      <style:paragraph-properties style:page-number="auto"/>
    </style:style>
    <style:style style:name="P7" style:family="paragraph" style:parent-style-name="List">
      <style:text-properties fo:language="es" fo:country="MX"/>
    </style:style>
    <style:style style:name="P8" style:family="paragraph" style:parent-style-name="List">
      <style:text-properties officeooo:paragraph-rsid="00091886"/>
    </style:style>
    <style:style style:name="P9" style:family="paragraph" style:parent-style-name="Text_20_body">
      <style:text-properties style:font-name="Tahoma" style:font-name-complex="Tahoma1"/>
    </style:style>
    <style:style style:name="P10" style:family="paragraph" style:parent-style-name="Text_20_body">
      <style:text-properties style:font-name="Tahoma" fo:language="es" fo:country="MX" style:font-name-complex="Tahoma1"/>
    </style:style>
    <style:style style:name="P11" style:family="paragraph" style:parent-style-name="Text_20_body" style:list-style-name="L1">
      <style:text-properties officeooo:paragraph-rsid="0009e084"/>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style:font-name="Verdana" fo:language="none" fo:country="none"/>
    </style:style>
    <style:style style:name="P14" style:family="paragraph" style:parent-style-name="Text_20_body">
      <style:paragraph-properties fo:margin-left="0cm" fo:margin-right="0cm" fo:text-indent="1.249cm" style:auto-text-indent="false"/>
    </style:style>
    <style:style style:name="P15" style:family="paragraph" style:parent-style-name="Text_20_body">
      <style:paragraph-properties fo:margin-left="0cm" fo:margin-right="0cm" fo:text-indent="1.249cm" style:auto-text-indent="false"/>
      <style:text-properties officeooo:paragraph-rsid="00091886"/>
    </style:style>
    <style:style style:name="P16" style:family="paragraph" style:parent-style-name="Tabletext">
      <style:paragraph-properties fo:text-align="center" style:justify-single-word="false"/>
    </style:style>
    <style:style style:name="P17" style:family="paragraph" style:parent-style-name="Tabletext">
      <style:paragraph-properties fo:text-align="center" style:justify-single-word="false"/>
      <style:text-properties style:font-name="Verdana" fo:language="es" fo:country="ES" officeooo:paragraph-rsid="00091886" style:font-name-complex="Tahoma1"/>
    </style:style>
    <style:style style:name="P18" style:family="paragraph" style:parent-style-name="Contents_20_1">
      <style:paragraph-properties>
        <style:tab-stops>
          <style:tab-stop style:position="0.847cm"/>
          <style:tab-stop style:position="15.572cm" style:type="right" style:leader-style="dotted" style:leader-text="."/>
        </style:tab-stops>
      </style:paragraph-properties>
    </style:style>
    <style:style style:name="P19" style:family="paragraph" style:parent-style-name="List_20_Bullet_20_2" style:list-style-name="WWNum1"/>
    <style:style style:name="P20" style:family="paragraph">
      <style:paragraph-properties fo:text-align="center"/>
    </style:style>
    <style:style style:name="T1" style:family="text">
      <style:text-properties fo:font-variant="small-caps" style:font-name="Tahoma" fo:font-size="20pt" fo:language="es" fo:country="AR" fo:font-style="italic" style:font-size-asian="20pt" style:language-asian="en" style:country-asian="US" style:font-style-asian="italic" style:font-name-complex="Tahoma1" style:font-size-complex="20pt"/>
    </style:style>
    <style:style style:name="T2" style:family="text">
      <style:text-properties fo:font-variant="small-caps" style:font-name="Tahoma" fo:font-size="22pt" fo:font-style="italic" style:text-underline-style="solid" style:text-underline-type="double" style:text-underline-width="auto" style:text-underline-color="font-color" style:font-size-asian="22pt" style:font-style-asian="italic" style:font-name-complex="Tahoma1"/>
    </style:style>
    <style:style style:name="T3" style:family="text">
      <style:text-properties fo:font-variant="small-caps" style:font-name="Tahoma" fo:font-size="22pt" fo:font-style="italic" style:text-underline-style="solid" style:text-underline-type="double" style:text-underline-width="auto" style:text-underline-color="font-color" officeooo:rsid="00091886" style:font-size-asian="22pt" style:font-style-asian="italic" style:font-name-complex="Tahoma1"/>
    </style:style>
    <style:style style:name="T4" style:family="text">
      <style:text-properties style:font-name="Tahoma" style:font-name-complex="Tahoma1"/>
    </style:style>
    <style:style style:name="T5" style:family="text">
      <style:text-properties style:font-name="Tahoma" officeooo:rsid="00091886" style:font-name-complex="Tahoma1"/>
    </style:style>
    <style:style style:name="T6" style:family="text">
      <style:text-properties style:font-name="Tahoma" officeooo:rsid="0009e084" style:font-name-complex="Tahoma1"/>
    </style:style>
    <style:style style:name="T7" style:family="text">
      <style:text-properties style:font-name="Tahoma" fo:font-size="10pt" fo:letter-spacing="-0.009cm" fo:language="es" fo:country="ES" style:font-name-asian="Batang" style:language-asian="es" style:country-asian="AR" style:font-name-complex="Tahoma1" style:font-size-complex="10pt"/>
    </style:style>
    <style:style style:name="T8" style:family="text">
      <style:text-properties style:font-name="Tahoma" fo:font-size="10pt" fo:letter-spacing="-0.009cm" fo:language="es" fo:country="ES" officeooo:rsid="00091886" style:font-name-asian="Batang" style:language-asian="es" style:country-asian="AR" style:font-name-complex="Tahoma1" style:font-size-complex="10pt"/>
    </style:style>
    <style:style style:name="T9" style:family="text">
      <style:text-properties style:font-name="Tahoma" fo:font-size="10pt" fo:language="es" fo:country="MX" style:font-size-asian="10pt" style:font-name-complex="Tahoma1"/>
    </style:style>
    <style:style style:name="T10" style:family="text">
      <style:text-properties style:font-name="Tahoma" fo:font-size="10pt" fo:language="es" fo:country="MX" style:font-name-complex="Tahoma1" style:font-size-complex="10pt"/>
    </style:style>
    <style:style style:name="T11" style:family="text">
      <style:text-properties style:font-name="Tahoma" fo:language="es" fo:country="MX" style:font-name-complex="Tahoma1"/>
    </style:style>
    <style:style style:name="T12" style:family="text">
      <style:text-properties style:font-name="Tahoma" fo:font-style="italic" style:font-style-asian="italic" style:font-name-complex="Tahoma1"/>
    </style:style>
    <style:style style:name="T13" style:family="text">
      <style:text-properties style:font-name="Verdana" fo:font-weight="bold" style:font-weight-asian="bold" style:font-name-complex="Tahoma1"/>
    </style:style>
    <style:style style:name="T14" style:family="text">
      <style:text-properties style:font-name="Verdana" fo:language="es" fo:country="AR" fo:font-weight="bold" style:font-weight-asian="bold" style:font-name-complex="Tahoma1"/>
    </style:style>
    <style:style style:name="T15" style:family="text">
      <style:text-properties style:font-name="Times New Roman" fo:font-size="12pt" fo:language="es" fo:country="ES" style:font-size-asian="12pt"/>
    </style:style>
    <style:style style:name="T16" style:family="text">
      <style:text-properties text:display="none"/>
    </style:style>
    <style:style style:name="T17" style:family="text">
      <style:text-properties officeooo:rsid="0009188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Especificación de Requerimientos de Software</text:span></text:p>
      <text:p text:style-name="P3"/>
      <text:p text:style-name="Title"><text:bookmark-start text:name="_Toc216667017"/><text:span text:style-name="T2">Proyecto </text:span><text:bookmark-end text:name="_Toc216667017"/><text:span text:style-name="T3">Sistema de gestion taller de reparacion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6"><text:span text:style-name="T13">Fecha</text:span></text:p>
          </table:table-cell>
          <table:table-cell table:style-name="Tabla1.A1" office:value-type="string">
            <text:p text:style-name="P16"><text:span text:style-name="T14">Versión</text:span></text:p>
          </table:table-cell>
          <table:table-cell table:style-name="Tabla1.A1" office:value-type="string">
            <text:p text:style-name="P16"><text:span text:style-name="T14">Descripción</text:span></text:p>
          </table:table-cell>
          <table:table-cell table:style-name="Tabla1.A1" office:value-type="string">
            <text:p text:style-name="P16"><text:span text:style-name="T14">Autor</text:span></text:p>
          </table:table-cell>
        </table:table-row>
        <table:table-row table:style-name="Tabla1.1">
          <table:table-cell table:style-name="Tabla1.A2" office:value-type="string">
            <text:p text:style-name="P17"><text:span text:style-name="T17">05/06/2013</text:span></text:p>
          </table:table-cell>
          <table:table-cell table:style-name="Tabla1.B2" office:value-type="string">
            <text:p text:style-name="P17"><text:span text:style-name="T17">1.0</text:span></text:p>
          </table:table-cell>
          <table:table-cell table:style-name="Tabla1.C2" office:value-type="string">
            <text:p text:style-name="P17"><text:span text:style-name="T17">-</text:span></text:p>
          </table:table-cell>
          <table:table-cell table:style-name="Tabla1.D2" office:value-type="string">
            <text:p text:style-name="P17"><text:span text:style-name="T17">Bailes, Federico</text:span></text:p>
          </table:table-cell>
        </table:table-row>
      </table:table>
      <text:p text:style-name="P2"/>
      <text:p text:style-name="P13"/>
      <text:h text:style-name="Estilo_20_Subtítulo_5f_barra_20__2b__20_Versales_20_Mayúsculas" text:outline-level="3"><text:bookmark-start text:name="_Toc211762865"/><text:bookmark-start text:name="_Toc111352058"/><text:bookmark-start text:name="_Toc111023237"/><text:span text:style-name="T4">1. </text:span><text:bookmark-end text:name="_Toc211762865"/><text:bookmark-end text:name="_Toc111352058"/><text:bookmark-end text:name="_Toc111023237"/><text:span text:style-name="T4">Índice</text:span></text:h>
      <text:p text:style-name="P18"/>
      <text:table-of-content text:style-name="Sect1" text:protected="true" text:name="Índice de contenid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Standard"><text:a xlink:type="simple" xlink:href="#_Toc70160343"/></text:p>
      <text:p text:style-name="Standard"/>
      <text:p text:style-name="Standard"/>
      <text:p text:style-name="Standard"/>
      <text:p text:style-name="P5"/>
      <text:h text:style-name="Estilo_20_Subtítulo_5f_barra_20__2b__20_Versales_20_Mayúsculas" text:outline-level="3"><text:span text:style-name="T4">1. </text:span><text:span text:style-name="T5">I</text:span><text:span text:style-name="T4">NTRODUCCIÓN</text:span></text:h>
      <text:p text:style-name="Standard"/>
      <text:p text:style-name="Text_20_body"><text:span text:style-name="T4">Esta sección provee un resumen a toda la ERS, indica documentos relacionados, las personas destinatarias de este documento y los participantes en su elaboración.</text:span></text:p>
      <text:p text:style-name="P9"/>
      <text:h text:style-name="Estilo_20_Subtítulo_5f_barra_20__2b__20_Versales_20_Mayúsculas" text:outline-level="3"><text:span text:style-name="T4">1.1. </text:span><text:span text:style-name="T5">O</text:span><text:span text:style-name="T4">BJETIVO</text:span></text:h>
      <text:p text:style-name="Standard"/>
      <text:p text:style-name="Text_20_body"><text:span text:style-name="T4">La presente ERS describe la funcionalidad externa requerida para el Software destinado al &lt;&lt;Proyecto - <text:s/>indicar el nombre del proyecto&gt;&gt;.</text:span></text:p>
      <text:p text:style-name="Text_20_body"><text:span text:style-name="T4">También describe los requerimientos no funcionales, restricciones del proceso otras limitaciones y factores necesarios para proveer una completa y comprensible descripción de los requerimientos del software.</text:span></text:p>
      <text:p text:style-name="Text_20_body"/>
      <text:h text:style-name="Estilo_20_Subtítulo_5f_barra_20__2b__20_Versales_20_Mayúsculas" text:outline-level="3"><text:span text:style-name="T4">1.2. </text:span><text:span text:style-name="T5">D</text:span><text:span text:style-name="T4">ESTINATARIOS</text:span></text:h>
      <text:p text:style-name="Text_20_body"/>
      <text:p text:style-name="Text_20_body"><text:span text:style-name="T4">El presente documento está destinado a las siguientes personas: </text:span></text:p>
      <text:p text:style-name="List"><text:span text:style-name="T7">1. </text:span><text:span text:style-name="T8">Vanesa Dellacqua, docente.</text:span></text:p>
      <text:p text:style-name="P8"><text:span text:style-name="T8">2. Ignacio Jonas, docente.</text:span></text:p>
      <text:p text:style-name="P9"/>
      <text:h text:style-name="Estilo_20_Subtítulo_5f_barra_20__2b__20_Versales_20_Mayúsculas" text:outline-level="3"><text:span text:style-name="T4">1.3. </text:span><text:span text:style-name="T5">P</text:span><text:span text:style-name="T4">ARTICIPANTES</text:span></text:h>
      <text:p text:style-name="P9"/>
      <text:p text:style-name="Text_20_body"><text:span text:style-name="T4">Las siguientes personas han participado en las actividades de especificación de requerimientos:</text:span></text:p>
      <text:p text:style-name="P14"><text:span text:style-name="T4">1. </text:span><text:span text:style-name="T5">Federico Bailes, Desarrollo, diseño y testing.</text:span></text:p>
      <text:p text:style-name="P14"><text:span text:style-name="T5"/></text:p>
      <text:h text:style-name="Estilo_20_Subtítulo_5f_barra_20__2b__20_Versales_20_Mayúsculas" text:outline-level="3"><text:span text:style-name="T4">1.4. </text:span><text:span text:style-name="T5">D</text:span><text:span text:style-name="T4">OCUMENTOS RELACIONADOS</text:span></text:h>
      <text:p text:style-name="Standard"/>
      <text:p text:style-name="Text_20_body"><text:span text:style-name="T4">Los siguientes documentos se encuentran relacionados con la presente ERS:</text:span></text:p>
      <text:p text:style-name="P14"><text:span text:style-name="T4">1. </text:span><text:a xlink:type="simple" xlink:href="../UML_Proyecto.jpg"><text:span text:style-name="T5">Diagrama Casos de Uso</text:span></text:a></text:p>
      <text:p text:style-name="P14"><text:span text:style-name="T4">2. </text:span><text:a xlink:type="simple" xlink:href="../Especificación_Casos_de_Uso_Proyecto.odt"><text:span text:style-name="T5">Especificación Casos de Uso</text:span></text:a></text:p>
      <text:p text:style-name="P15"><text:span text:style-name="T5">3. </text:span><text:a xlink:type="simple" xlink:href="../DER_Proyecto.jpg"><text:span text:style-name="T5">Diagrama Entidad-Relación</text:span></text:a></text:p>
      <text:p text:style-name="P14"/>
      <text:p text:style-name="P14"/>
      <text:p text:style-name="P12"/>
      <text:h text:style-name="Estilo_20_Subtítulo_5f_barra_20__2b__20_Versales_20_Mayúsculas" text:outline-level="3"><text:span text:style-name="T4">2. DESCRIPCIÓN GENERAL</text:span></text:h>
      <text:p text:style-name="Standard"/>
      <text:p text:style-name="Text_20_body"><text:span text:style-name="T4">Esta sección de la ERS describe aspectos generales que afectan al producto y sus requerimientos. En esta sección no se incluyen requerimientos específicos. En vez de ello se provee una base para facilitar la comprensión de los requerimientos detallados en la sección siguiente.</text:span></text:p>
      <text:p text:style-name="P9"/>
      <text:h text:style-name="Estilo_20_Subtítulo_5f_barra_20__2b__20_Versales_20_Mayúsculas" text:outline-level="3"><text:span text:style-name="T4">2.1. dESCRIPCIÓN GENERAL DEL SISTEMA</text:span></text:h>
      <text:p text:style-name="Standard"/>
      <text:p text:style-name="Text_20_body"><text:span text:style-name="T4">El sistema es. ....</text:span></text:p>
      <text:p text:style-name="Text_20_body"/>
      <text:h text:style-name="Estilo_20_Subtítulo_5f_barra_20__2b__20_Versales_20_Mayúsculas" text:outline-level="3"><text:span text:style-name="T4">2.2. aLCANCE</text:span></text:h>
      <text:p text:style-name="Text_20_body"/>
      <text:p text:style-name="Text_20_body"><text:span text:style-name="T4">El alcance...</text:span></text:p>
      <text:p text:style-name="IFS_20_02"><text:span text:style-name="T9">Funciones incluidas</text:span></text:p>
      <text:p text:style-name="List"><text:span text:style-name="T10">1.(Función)</text:span></text:p>
      <text:p text:style-name="IFS_20_02"><text:span text:style-name="T9">Funciones excluidas</text:span></text:p>
      <text:p text:style-name="List"><text:span text:style-name="T10">1.(Funciones<text:tab/>Excluidas)</text:span></text:p>
      <text:p text:style-name="P9"/>
      <text:h text:style-name="Estilo_20_Subtítulo_5f_barra_20__2b__20_Versales_20_Mayúsculas" text:outline-level="3"><text:span text:style-name="T4">2.3. CARACTERÍSTICAS DEL USUARIO</text:span></text:h>
      <text:p text:style-name="P9"/>
      <text:p text:style-name="Text_20_body"><text:span text:style-name="T4">Las características del usuario son ...</text:span></text:p>
      <text:p text:style-name="P9"/>
      <text:h text:style-name="Estilo_20_Subtítulo_5f_barra_20__2b__20_Versales_20_Mayúsculas" text:outline-level="3"><text:span text:style-name="T4">2.4. iNTERFAZ CON OTROS SISTEMAS Y/O DISPOSITIVOS DE HARDWARE</text:span></text:h>
      <text:p text:style-name="P4"/>
      <text:p text:style-name="Text_20_body"><text:span text:style-name="T4">Sistemas:</text:span></text:p>
      <text:p text:style-name="List"><text:span text:style-name="T11">1.&lt;&lt;nombre<text:tab/>y descripción&gt;&gt;</text:span></text:p>
      <text:p text:style-name="List"><text:span text:style-name="T11">2.&lt;&lt;nombre<text:tab/>y descripción&gt;&gt;</text:span></text:p>
      <text:p text:style-name="Text_20_body"><text:span text:style-name="T4">Dispositivos:</text:span></text:p>
      <text:p text:style-name="List"><text:span text:style-name="T11">1.&lt;&lt;nombre<text:tab/>y descripción&gt;&gt;</text:span></text:p>
      <text:p text:style-name="List"><text:span text:style-name="T11">2.&lt;&lt;nombre<text:tab/>y descripción&gt;&gt;</text:span></text:p>
      <text:p text:style-name="P9"/>
      <text:h text:style-name="Estilo_20_Subtítulo_5f_barra_20__2b__20_Versales_20_Mayúsculas" text:outline-level="3"><text:span text:style-name="T4">2.5. IMPACTO DE LA ORGANIZACIÓN</text:span></text:h>
      <text:p text:style-name="P7"/>
      <text:p text:style-name="List"><text:span text:style-name="T11">1.<text:tab/>&lt;&lt;sector impactado + descripción&gt;&gt;</text:span></text:p>
      <text:p text:style-name="List"><text:span text:style-name="T11">2.<text:tab/>&lt;&lt;sector impactado + descripción&gt;&gt;</text:span></text:p>
      <text:p text:style-name="P4"/>
      <text:p text:style-name="P4"/>
      <text:p text:style-name="P12"/>
      <text:h text:style-name="Estilo_20_Subtítulo_5f_barra_20__2b__20_Versales_20_Mayúsculas" text:outline-level="3"><text:span text:style-name="T4">3. REQUERIMIENTOS</text:span></text:h>
      <text:p text:style-name="Standard"/>
      <text:p text:style-name="Text_20_body"><text:span text:style-name="T4">A continuación se describen los requerimientos planteados por los Usuarios durante las reuniones de extracción de requerimientos. Cada uno de ellos tiene relación con Requerimientos Funcionales, No Funcionales y vinculados al Proceso de Desarrollo.</text:span></text:p>
      <text:p text:style-name="Text_20_body"><text:span text:style-name="T4">Se enumeran <text:s/>todos los requerimientos <text:s/>planteados o surgidos de las reuniones con los usuarios. <text:s/>Deben poseer todos los atributos de un requerimiento (claro, preciso, no ambiguo, etc.) , y una primera clasificación. </text:span></text:p>
      <text:p text:style-name="Text_20_body"><text:span text:style-name="T4">La especificación de cada requerimiento debe indicar el tipo, usuario que lo solicitó y grado de importancia del mismo.</text:span></text:p>
      <text:p text:style-name="Text_20_body"><text:span text:style-name="T4">Se clasificará al requerimiento según su tipo:</text:span></text:p>
      <text:p text:style-name="Text_20_body"><text:span text:style-name="T4">Requerimiento Funcional: </text:span></text:p>
      <text:list xml:id="list7093248287203734432" text:style-name="WWNum1">
        <text:list-item>
          <text:p text:style-name="P19"><text:span text:style-name="T4">Funcional</text:span></text:p>
        </text:list-item>
      </text:list>
      <text:p text:style-name="Text_20_body"><text:span text:style-name="T4">Requerimientos No Funcionales:</text:span></text:p>
      <text:list xml:id="list244308967" text:continue-numbering="true" text:style-name="WWNum1">
        <text:list-item>
          <text:p text:style-name="P19"><text:span text:style-name="T4">Limitaciones de la organización</text:span></text:p>
        </text:list-item>
        <text:list-item>
          <text:p text:style-name="P19"><text:span text:style-name="T4">Disponibilidad</text:span></text:p>
        </text:list-item>
        <text:list-item>
          <text:p text:style-name="P19"><text:span text:style-name="T4">Seguridad</text:span></text:p>
        </text:list-item>
        <text:list-item>
          <text:p text:style-name="P19"><text:span text:style-name="T4">Auditoria</text:span></text:p>
        </text:list-item>
        <text:list-item>
          <text:p text:style-name="P19"><text:span text:style-name="T4">Integridad</text:span></text:p>
        </text:list-item>
        <text:list-item>
          <text:p text:style-name="P19"><text:span text:style-name="T4">Restricciones de hardware y software</text:span></text:p>
        </text:list-item>
        <text:list-item>
          <text:p text:style-name="P19"><text:span text:style-name="T4">Facilidad de mantenimiento y uso</text:span></text:p>
        </text:list-item>
        <text:list-item>
          <text:p text:style-name="P19"><text:span text:style-name="T4">Confiabilidad</text:span></text:p>
        </text:list-item>
        <text:list-item>
          <text:p text:style-name="P19"><text:span text:style-name="T4">Rendimiento</text:span></text:p>
        </text:list-item>
        <text:list-item>
          <text:p text:style-name="P19"><text:span text:style-name="T4">Volumen</text:span></text:p>
        </text:list-item>
        <text:list-item>
          <text:p text:style-name="P19"><text:span text:style-name="T4">Calidad</text:span></text:p>
        </text:list-item>
        <text:list-item>
          <text:p text:style-name="P19"><text:span text:style-name="T4">Legales</text:span></text:p>
        </text:list-item>
      </text:list>
      <text:p text:style-name="Text_20_body"><text:span text:style-name="T4">Asimismo se le dará un grado de importancia, de 1 a 4 con el siguiente criterio:</text:span></text:p>
      <text:p text:style-name="List"><text:span text:style-name="T11">4:<text:tab/>Imprescindible</text:span></text:p>
      <text:p text:style-name="List"><text:span text:style-name="T11">3:<text:tab/>Importancia<text:tab/>Alta</text:span></text:p>
      <text:p text:style-name="List"><text:span text:style-name="T11">2:<text:tab/>Importancia<text:tab/>Baja</text:span></text:p>
      <text:p text:style-name="List"><text:span text:style-name="T11">1:<text:tab/>Indistinto</text:span></text:p>
      <text:p text:style-name="P10"/>
      <text:h text:style-name="Estilo_20_Subtítulo_5f_barra_20__2b__20_Versales_20_Mayúsculas" text:outline-level="3"><text:span text:style-name="T4">3.1. REQUERIMIENTOS FUNCIONALES</text:span></text:h>
      <text:p text:style-name="Standard"/>
      <text:p text:style-name="Text_20_body"><text:span text:style-name="T4">Esta sub sección de la ERS especifica los requerimientos funcionales. Estos definen que es lo que el sistema debe hacer sin detalle de los mecanismos técnicos que se utilizarán para llevarlo a cabo. Establecen las capacidades de funcionamiento del sistema. </text:span></text:p>
      <text:p text:style-name="Text_20_body"><text:span text:style-name="T4">El modelo de requerimientos funcionales para este sistema es:</text:span></text:p>
      <text:p text:style-name="Figura"><draw:frame text:anchor-type="as-char" svg:y="0cm" draw:z-index="0" draw:style-name="gr1" draw:text-style-name="P20" svg:width="6.878cm" svg:height="3.746cm"><draw:image xlink:href="Pictures/2000000900001ADC00000EA7668553CA.wmf" xlink:type="simple" xlink:show="embed" xlink:actuate="onLoad"><text:p/></draw:image></draw:frame><text:line-break/><text:span text:style-name="T12">Figure <text:s/>- Modelo de Casos de Uso</text:span></text:p>
      <text:p text:style-name="Text_20_body"/>
      <text:h text:style-name="Estilo_20_Subtítulo_5f_barra_20__2b__20_Versales_20_Mayúsculas" text:outline-level="3"><text:span text:style-name="T4">3.2. rEQUERIMIENTOS NO FUNCIONALES</text:span></text:h>
      <text:p text:style-name="Text_20_body"><text:soft-page-break/><text:span text:style-name="T4">Esta sub sección de la ERS especifica los requerimientos no funcionales. Estos describen los atributos que debe tener el software una vez construido (portabilidad, eficiencia, confiabilidad, robustez, performance, etc.). Actúan restringiendo las alternativas de la solución.</text:span></text:p>
      <text:p text:style-name="Text_20_body"><text:span text:style-name="T4">El modelo de requerimientos no funcionales para este sistema es:</text:span></text:p>
      <text:p text:style-name="Figura"><draw:frame text:anchor-type="as-char" svg:y="0cm" draw:z-index="1" draw:style-name="gr1" draw:text-style-name="P20" svg:width="6.878cm" svg:height="3.746cm"><draw:image xlink:href="Pictures/2000000900001ADC00000EA7668553CA.wmf" xlink:type="simple" xlink:show="embed" xlink:actuate="onLoad"><text:p/></draw:image></draw:frame><text:line-break/><text:span text:style-name="T12">Figure <text:s/>- Modelo de Requerimientos No Funcionales</text:span></text:p>
      <text:p text:style-name="P9"/>
      <text:h text:style-name="Estilo_20_Subtítulo_5f_barra_20__2b__20_Versales_20_Mayúsculas" text:outline-level="3"><text:span text:style-name="T4">3.3. rEQUERIMIENTOS DEL PROCESO DE DESARROLLO</text:span></text:h>
      <text:p text:style-name="P9"/>
      <text:p text:style-name="Text_20_body"><text:span text:style-name="T4">Esta sub sección de la ERS especifica los requerimientos del proceso de desarrollo. Estos son aquellos que restringen la forma en que el proceso de desarrollo para este proyecto debe realizarse.</text:span></text:p>
      <text:p text:style-name="Text_20_body"><text:span text:style-name="T4">El modelo de requerimientos del proceso de desarrollo para este sistema es:</text:span></text:p>
      <text:p text:style-name="Figura"><draw:frame text:anchor-type="as-char" svg:y="0cm" draw:z-index="2" draw:style-name="gr1" draw:text-style-name="P20" svg:width="6.878cm" svg:height="3.746cm"><draw:image xlink:href="Pictures/2000000900001ADC00000EA7668553CA.wmf" xlink:type="simple" xlink:show="embed" xlink:actuate="onLoad"><text:p/></draw:image></draw:frame><text:span text:style-name="T4"><text:line-break/></text:span><text:span text:style-name="T12">Figure <text:s/>- Modelo de Requerimientos del Proceso de Desarrollo</text:span></text:p>
      <text:p text:style-name="Standard"/>
      <text:p text:style-name="Standard"/>
      <text:p text:style-name="P12"/>
      <text:h text:style-name="Estilo_20_Subtítulo_5f_barra_20__2b__20_Versales_20_Mayúsculas" text:outline-level="3"><text:span text:style-name="T4">4. ANÁLISIS</text:span></text:h>
      <text:p text:style-name="Standard"/>
      <text:p text:style-name="Text_20_body"><text:span text:style-name="T4">Introducción a la visión detallada de la funcionalidad requerida por el sistema.</text:span></text:p>
      <text:p text:style-name="P9"/>
      <text:h text:style-name="Estilo_20_Subtítulo_5f_barra_20__2b__20_Versales_20_Mayúsculas" text:outline-level="3"><text:span text:style-name="T4">4.1. vISIÓN GENERAL</text:span></text:h>
      <text:p text:style-name="Standard"/>
      <text:p text:style-name="Text_20_body"><text:span text:style-name="T4">La siguiente es una visión detallada de la funcionalidad requerida por el sistema.</text:span></text:p>
      <text:p text:style-name="Text_20_body"/>
      <text:h text:style-name="Estilo_20_Subtítulo_5f_barra_20__2b__20_Versales_20_Mayúsculas" text:outline-level="3"><text:span text:style-name="T4">4.2. aCTORES</text:span></text:h>
      <text:p text:style-name="Text_20_body"/>
      <text:p text:style-name="Text_20_body"><text:span text:style-name="T4">La siguiente es la lista de actores del sistema:</text:span></text:p>
      <text:list xml:id="list3651064101940620801" text:style-name="L1">
        <text:list-item>
          <text:p text:style-name="P11"><text:span text:style-name="T6">Administrador</text:span></text:p>
        </text:list-item>
        <text:list-item>
          <text:p text:style-name="P11"><text:span text:style-name="T6">Consumidor Final</text:span></text:p>
        </text:list-item>
      </text:list>
      <text:p text:style-name="P9"/>
      <text:h text:style-name="Estilo_20_Subtítulo_5f_barra_20__2b__20_Versales_20_Mayúsculas" text:outline-level="3"><text:span text:style-name="T4">4.3. modelo de dominio</text:span></text:h>
      <text:p text:style-name="P9"/>
      <text:p text:style-name="Text_20_body"><text:span text:style-name="T4">&lt;&lt;AGREGAR UN ENLACE AL MODELO DE ENTIDADES DEL SISTEMA&gt;&gt;</text:span></text:p>
      <text:p text:style-name="P9"/>
      <text:h text:style-name="Estilo_20_Subtítulo_5f_barra_20__2b__20_Versales_20_Mayúsculas" text:outline-level="3"><text:span text:style-name="T4">4.4. Paquetes funcionales</text:span></text:h>
      <text:p text:style-name="P4"/>
      <text:p text:style-name="Text_20_body"><text:span text:style-name="T4">La siguiente es la lista de paquetes funcionales:</text:span></text:p>
      <text:p text:style-name="Text_20_body"><text:span text:style-name="T4">&lt;&lt;AGREGAR ENLACES A LOS DOCUMENTOS QUE DESCRIBEN LOS PAQUETES FUNCIONALES&gt;&gt;</text:span></text:p>
      <text:p text:style-name="P9"/>
      <text:h text:style-name="Estilo_20_Subtítulo_5f_barra_20__2b__20_Versales_20_Mayúsculas" text:outline-level="3"><text:span text:style-name="T4">4.5. prototipo visual</text:span></text:h>
      <text:p text:style-name="P7"/>
      <text:p text:style-name="Text_20_body"><text:span text:style-name="T4">&lt;&lt;AGREGAR UN ENLACE AL DOCUMENTO QUE DESCRIBE EL PROTOTIPO VISUAL&gt;&gt;</text:span></text:p>
      <text:p text:style-name="Standard"/>
      <text:p text:style-name="P4"/>
      <text:p text:style-name="Standard"/>
      <text:p text:style-name="P12"/>
      <text:h text:style-name="Estilo_20_Subtítulo_5f_barra_20__2b__20_Versales_20_Mayúsculas" text:outline-level="3"><text:span text:style-name="T4">5. Apéndice</text:span></text:h>
      <text:p text:style-name="Standard"/>
      <text:p text:style-name="Text_20_body"><text:span text:style-name="T4">Apéndice.</text:span></text:p>
      <text:p text:style-name="P9"/>
      <text:h text:style-name="Estilo_20_Subtítulo_5f_barra_20__2b__20_Versales_20_Mayúsculas" text:outline-level="3"><text:span text:style-name="T4">5.1. glosario</text:span></text:h>
      <text:p text:style-name="Standard"/>
      <text:p text:style-name="Text_20_body"><text:span text:style-name="T4">Glosario de términos.</text:span></text:p>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Batang" svg:font-family="Batan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s" fo:country="ES" style:font-size-asian="12pt" style:language-asian="es" style:country-asian="ES" style:font-size-complex="12pt"/>
    </style:style>
    <style:style style:name="Header" style:family="paragraph" style:parent-style-name="Standard" style:next-style-name="Text_20_body" style:default-outline-level="" style:class="text">
      <style:paragraph-properties fo:margin-top="0.423cm" fo:margin-bottom="0.212cm" style:contextual-spacing="false" fo:keep-with-next="always">
        <style:tab-stops>
          <style:tab-stop style:position="7.5cm" style:type="center"/>
          <style:tab-stop style:position="15cm" style:type="right"/>
        </style:tab-stops>
      </style:paragraph-propertie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default-outline-level="" style:class="text">
      <style:paragraph-properties style:line-height-at-least="0.423cm" fo:text-align="justify" style:justify-single-word="false"/>
      <style:text-properties style:font-name="Arial1" fo:font-size="10pt" fo:letter-spacing="-0.009cm" style:font-name-asian="Batang" style:font-size-asian="10pt" style:language-asian="es" style:country-asian="AR" style:font-size-complex="10pt"/>
    </style:style>
    <style:style style:name="List" style:family="paragraph" style:parent-style-name="Standard" style:default-outline-level="" style:class="list">
      <style:paragraph-properties fo:margin-left="1.905cm" fo:margin-right="0cm" fo:text-indent="-0.953cm" style:auto-text-indent="false"/>
      <style:text-properties style:font-name="Verdana" fo:font-size="10pt" fo:language="en" fo:country="US" style:font-size-asian="10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Arial1" fo:font-size="13pt" fo:font-weight="bold" style:font-size-asian="13pt" style:font-weight-asian="bold" style:font-name-complex="Arial2" style:font-size-complex="13pt" style:font-weight-complex="bold"/>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itle" style:family="paragraph" style:parent-style-name="Standard" style:default-outline-level="" style:class="chapter">
      <style:paragraph-properties fo:text-align="center" style:justify-single-word="false" fo:orphans="0" fo:widows="0"/>
      <style:text-properties style:font-name="Arial1" fo:font-size="18pt" fo:language="es" fo:country="CL" fo:font-weight="bold" style:font-size-asian="18pt" style:language-asian="en" style:country-asian="US" style:font-weight-asian="bold" style:font-size-complex="10pt"/>
    </style:style>
    <style:style style:name="Tabletext" style:family="paragraph" style:parent-style-name="Standard" style:default-outline-level="">
      <style:paragraph-properties fo:margin-top="0cm" fo:margin-bottom="0.212cm" style:contextual-spacing="false" style:line-height-at-least="0.423cm" fo:keep-together="always" fo:orphans="0" fo:widows="0"/>
      <style:text-properties fo:font-size="10pt" fo:language="en" fo:country="US" style:font-size-asian="10pt" style:language-asian="en" style:country-asian="US" style:font-size-complex="10pt"/>
    </style:style>
    <style:style style:name="IFS_20_Index_20_Title" style:display-name="IFS Index Title" style:family="paragraph" style:parent-style-name="Standard" style:default-outline-level="">
      <style:paragraph-properties fo:margin-top="0.212cm" fo:margin-bottom="0.423cm" style:contextual-spacing="false"/>
      <style:text-properties style:font-name="Verdana" fo:font-size="14pt" fo:language="en" fo:country="US" fo:font-weight="bold" style:font-size-asian="14pt" style:font-weight-asian="bold" style:font-weight-complex="bold"/>
    </style:style>
    <style:style style:name="Contents_20_1" style:display-name="Contents 1" style:family="paragraph" style:parent-style-name="Standard" style:default-outline-level="" style:class="index">
      <style:text-properties style:font-name="Verdana" fo:font-size="10pt" fo:language="en" fo:country="US" style:font-size-asian="10pt"/>
    </style:style>
    <style:style style:name="Contents_20_2" style:display-name="Contents 2" style:family="paragraph" style:parent-style-name="Standard" style:default-outline-level="" style:class="index">
      <style:paragraph-properties fo:margin-left="0.423cm" fo:margin-right="0cm" fo:text-indent="0cm" style:auto-text-indent="false"/>
      <style:text-properties style:font-name="Verdana" fo:font-size="10pt" fo:language="en" fo:country="US" style:font-size-asian="10pt"/>
    </style:style>
    <style:style style:name="Estilo_20_Subtítulo_5f_barra_20__2b__20_Versales_20_Mayúsculas" style:display-name="Estilo Subtítulo_barra + Versales Mayúsculas" style:family="paragraph" style:parent-style-name="Standard" style:default-outline-level="3" style:list-style-name="">
      <style:paragraph-properties fo:text-align="justify" style:justify-single-word="false" fo:background-color="#ffffff" fo:padding-left="0cm" fo:padding-right="0.141cm" fo:padding-top="0.035cm" fo:padding-bottom="0.035cm" fo:border-left="0.26pt solid #00000a" fo:border-right="2.24pt solid #000001" fo:border-top="0.26pt solid #00000a" fo:border-bottom="2.24pt solid #00000a">
        <style:tab-stops>
          <style:tab-stop style:position="9.753cm"/>
        </style:tab-stops>
        <style:background-image/>
      </style:paragraph-properties>
      <style:text-properties fo:font-variant="small-caps" style:font-name="Arial1" fo:font-size="10pt" fo:language="es" fo:country="AR" fo:font-style="italic" fo:font-weight="bold" style:language-asian="en" style:country-asian="US" style:font-style-asian="italic" style:font-weight-asian="bold" style:font-size-complex="10pt" style:font-style-complex="italic" style:font-weight-complex="bold"/>
    </style:style>
    <style:style style:name="List_20_Bullet_20_2" style:display-name="List Bullet 2" style:family="paragraph" style:parent-style-name="Standard" style:default-outline-level="" style:list-style-name="WWNum1">
      <style:paragraph-properties fo:margin-top="0.106cm" fo:margin-bottom="0cm" style:contextual-spacing="false"/>
      <style:text-properties style:font-name="Verdana" fo:font-size="10pt" fo:language="none" fo:country="none" style:font-size-asian="10pt"/>
    </style:style>
    <style:style style:name="IFS_20_01" style:display-name="IFS 01" style:family="paragraph" style:parent-style-name="Heading_20_2" style:default-outline-level="">
      <style:paragraph-properties fo:margin-top="0.212cm" fo:margin-bottom="0.212cm" style:contextual-spacing="false" fo:background-color="#004438">
        <style:background-image/>
      </style:paragraph-properties>
      <style:text-properties fo:font-variant="small-caps" fo:color="#ffffff" style:font-name="Arial Black" fo:font-size="12pt" fo:language="es" fo:country="MX" fo:font-style="normal" style:font-size-asian="12pt" style:language-asian="en" style:country-asian="US" style:font-style-asian="normal" style:font-name-complex="Times New Roman1" style:font-size-complex="10pt" style:font-style-complex="normal" style:font-weight-complex="normal"/>
    </style:style>
    <style:style style:name="IFS_20_02" style:display-name="IFS 02" style:family="paragraph" style:parent-style-name="Heading_20_3" style:default-outline-level="">
      <style:paragraph-properties fo:margin-left="1.27cm" fo:margin-right="0cm" fo:margin-top="0.318cm" fo:margin-bottom="0.106cm" style:contextual-spacing="false" fo:text-indent="-1.27cm" style:auto-text-indent="false">
        <style:tab-stops>
          <style:tab-stop style:position="1.905cm"/>
        </style:tab-stops>
      </style:paragraph-properties>
      <style:text-properties fo:font-size="12pt" fo:language="en" fo:country="US" style:font-size-asian="12pt" style:language-asian="en" style:country-asian="US" style:font-size-complex="10pt" style:font-weight-complex="normal"/>
    </style:style>
    <style:style style:name="IFS_20_00" style:display-name="IFS 00" style:family="paragraph" style:parent-style-name="Heading_20_1" style:default-outline-level="">
      <style:paragraph-properties fo:margin-left="0.76cm" fo:margin-right="0cm" fo:margin-top="0.423cm" fo:margin-bottom="0.423cm" style:contextual-spacing="false" fo:text-indent="-0.76cm" style:auto-text-indent="false" fo:break-before="page" fo:background-color="#004438" fo:padding-left="0cm" fo:padding-right="0cm" fo:padding-top="0cm" fo:padding-bottom="0.035cm" fo:border-left="none" fo:border-right="none" fo:border-top="none" fo:border-bottom="0.51pt solid #00000a">
        <style:background-image/>
      </style:paragraph-properties>
      <style:text-properties fo:font-variant="small-caps" fo:color="#ffffff" style:font-name="Arial Black" fo:font-size="14pt" fo:language="en" fo:country="US" style:letter-kerning="true" style:font-size-asian="14pt" style:language-asian="en" style:country-asian="US" style:font-name-complex="Times New Roman1" style:font-size-complex="10pt" style:font-weight-complex="normal"/>
    </style:style>
    <style:style style:name="Celda_20_con_20_Viñeta_20_2" style:display-name="Celda con Viñeta 2" style:family="paragraph" style:parent-style-name="Standard" style:default-outline-level="">
      <style:paragraph-properties fo:margin-left="1.055cm" fo:margin-right="0cm" fo:text-indent="-0.318cm" style:auto-text-indent="false">
        <style:tab-stops>
          <style:tab-stop style:position="1.055cm"/>
        </style:tab-stops>
      </style:paragraph-properties>
      <style:text-properties style:font-name="Verdana" fo:font-size="9pt" fo:language="none" fo:country="none" style:font-size-asian="9pt"/>
    </style:style>
    <style:style style:name="Celda_20_con_20_Viñeta_20_3" style:display-name="Celda con Viñeta 3" style:family="paragraph" style:parent-style-name="Standard" style:default-outline-level="">
      <style:paragraph-properties fo:margin-left="2.325cm" fo:margin-right="0cm" fo:text-indent="0cm" style:auto-text-indent="false">
        <style:tab-stops>
          <style:tab-stop style:position="2.325cm"/>
        </style:tab-stops>
      </style:paragraph-properties>
      <style:text-properties style:font-name="Verdana" fo:font-size="9pt" fo:language="none" fo:country="none" style:font-size-asian="9pt"/>
    </style:style>
    <style:style style:name="Figura" style:family="paragraph" style:parent-style-name="Text_20_body" style:default-outline-level="">
      <style:paragraph-properties fo:margin-top="0.212cm" fo:margin-bottom="0.212cm" style:contextual-spacing="false" fo:line-height="100%" fo:text-align="center" style:justify-single-word="false"/>
      <style:text-properties style:font-name="Verdana" fo:font-size="12pt" fo:letter-spacing="normal" style:font-name-asian="Times New Roman1" style:language-asian="es" style:country-asian="ES"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039cm"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09cm"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79cm" fo:text-indent="-0.635cm" fo:margin-left="5.57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849cm"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19cm"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89cm" fo:text-indent="-0.635cm" fo:margin-left="9.3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659cm"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29cm"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 DE SOFTWARE</dc:title>
    <meta:initial-creator>vdellacqua</meta:initial-creator>
    <meta:editing-cycles>1</meta:editing-cycles>
    <meta:creation-date>2013-04-24T16:28:00</meta:creation-date>
    <dc:date>2013-06-05T12:26:53</dc:date>
    <meta:editing-duration>PT2S</meta:editing-duration>
    <meta:generator>LibreOffice/4.0.3.3$Linux_X86_64 LibreOffice_project/400m0$Build-3</meta:generator>
    <meta:document-statistic meta:table-count="1" meta:image-count="0" meta:object-count="0" meta:page-count="8" meta:paragraph-count="106" meta:word-count="714" meta:character-count="4878" meta:non-whitespace-character-count="427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G 7.3 - 01 ERS" xlink:href=""/>
  </office:meta>
</office:document-meta>
</file>